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26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none" officeooo:rsid="0027d7db" officeooo:paragraph-rsid="0027d7db" style:font-size-asian="10pt" style:font-size-complex="10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27d7db" officeooo:paragraph-rsid="0027d7db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7d7db" style:font-size-asian="10pt" style:font-size-complex="10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36" style:family="paragraph" style:parent-style-name="Text_20_body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37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7849d" style:font-size-asian="10pt" style:font-size-complex="10pt"/>
    </style:style>
    <style:style style:name="P38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15bdd3" style:font-size-asian="10pt" style:font-size-complex="10pt"/>
    </style:style>
    <style:style style:name="P39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paragraph-rsid="000784d5" style:font-size-asian="10pt" style:font-size-complex="10pt"/>
    </style:style>
    <style:style style:name="P40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rsid="0019bdf1" officeooo:paragraph-rsid="0019bdf1" style:font-size-asian="10pt" style:font-size-complex="10pt"/>
    </style:style>
    <style:style style:name="P41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fo:font-size="10pt" officeooo:rsid="0017f113" officeooo:paragraph-rsid="0027d7db" style:font-size-asian="10pt" style:font-size-complex="10pt"/>
    </style:style>
    <style:style style:name="P42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7849d"/>
    </style:style>
    <style:style style:name="P43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15bdd3"/>
    </style:style>
    <style:style style:name="P44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00%" fo:text-indent="0cm" style:auto-text-indent="false" fo:background-color="transparent"/>
      <style:text-properties officeooo:paragraph-rsid="000784d5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17b791"/>
    </style:style>
    <style:style style:name="T4" style:family="text">
      <style:text-properties officeooo:rsid="0021f1c2"/>
    </style:style>
    <style:style style:name="T5" style:family="text">
      <style:text-properties officeooo:rsid="000784d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dae5e" style:font-size-asian="10pt" style:font-size-complex="10pt"/>
    </style:style>
    <style:style style:name="T8" style:family="text">
      <style:text-properties fo:font-size="10pt" officeooo:rsid="0012cf0f" style:font-size-asian="10pt" style:font-size-complex="10pt"/>
    </style:style>
    <style:style style:name="T9" style:family="text">
      <style:text-properties fo:font-size="10pt" officeooo:rsid="0014ca9a" style:font-size-asian="10pt" style:font-size-complex="10pt"/>
    </style:style>
    <style:style style:name="T10" style:family="text">
      <style:text-properties fo:font-size="10pt" officeooo:rsid="0017f113" style:font-size-asian="10pt" style:font-size-complex="10pt"/>
    </style:style>
    <style:style style:name="T11" style:family="text">
      <style:text-properties fo:font-size="10pt" officeooo:rsid="001d381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style:text-underline-style="none" officeooo:rsid="001d3811" style:font-size-asian="10pt" style:font-size-complex="10pt"/>
    </style:style>
    <style:style style:name="T18" style:family="text">
      <style:text-properties fo:font-size="10pt" style:text-underline-style="none" officeooo:rsid="0017f113" style:font-size-asian="10pt" style:font-size-complex="10pt"/>
    </style:style>
    <style:style style:name="T19" style:family="text">
      <style:text-properties officeooo:rsid="000fd72c"/>
    </style:style>
    <style:style style:name="T20" style:family="text">
      <style:text-properties officeooo:rsid="00100429"/>
    </style:style>
    <style:style style:name="T21" style:family="text">
      <style:text-properties officeooo:rsid="0012cf0f"/>
    </style:style>
    <style:style style:name="T22" style:family="text">
      <style:text-properties officeooo:rsid="0014ca9a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333c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178_3953744620"/><text:bookmark-start text:name="__DdeLink__204_3953744620"/><text:bookmark-start text:name="__DdeLink__172_3953744620"/><text:span text:style-name="T20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8">X = 250 //ITEM PRICE</text:p>
      <text:p text:style-name="P9">V = 12% //<text:bookmark-start text:name="__DdeLink__6_1051536132"/>VA<text:span text:style-name="T5">LUE ADDED </text:span>T<text:span text:style-name="T5">AX (VAT)</text:span><text:bookmark-end text:name="__DdeLink__6_1051536132"/></text:p>
      <text:p text:style-name="P12"><text:bookmark-start text:name="__DdeLink__324_4260413120"/>Q = ? //ITEM PRICE WITH VAT</text:p>
      <text:p text:style-name="P12"><text:bookmark-end text:name="__DdeLink__324_4260413120"/></text:p>
      <text:p text:style-name="P14"><text:span text:style-name="T7">TANONG</text:span><text:span text:style-name="T6">: WHAT IS ITEM PRICE WITH VAT?</text:span></text:p>
      <text:p text:style-name="P14"><text:span text:style-name="T7">SAGOT</text:span><text:span text:style-name="T6">:</text:span><text:bookmark-end text:name="__DdeLink__4_1051536132"/></text:p>
      <text:p text:style-name="P8"/>
      <text:p text:style-name="P8"/>
      <text:p text:style-name="P8"/>
      <text:p text:style-name="P8"/>
      <text:p text:style-name="P8"/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span text:style-name="T23"/></text:p>
      <text:p text:style-name="P32"><text:bookmark-start text:name="__DdeLink__327_4260413120"/><text:bookmark-start text:name="__DdeLink__321_4260413120"/><text:span text:style-name="T23"/></text:p>
      <text:p text:style-name="P11"><text:bookmark-end text:name="__DdeLink__321_4260413120"/><text:bookmark-end text:name="__DdeLink__327_4260413120"/></text:p>
      <text:p text:style-name="P11"/>
      <text:p text:style-name="P11"/>
      <text:p text:style-name="P11"/>
      <text:p text:style-name="P11"/>
      <text:p text:style-name="P11"/>
      <text:p text:style-name="P11"/>
      <text:p text:style-name="P8"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7"><text:bookmark-start text:name="__DdeLink__186_3953744620"/><text:bookmark-start text:name="__DdeLink__172_39537446201"/><text:span text:style-name="T20">ALGEBRA </text:span><text:bookmark-start text:name="__DdeLink__170_39537446201"/><text:bookmark-end text:name="__DdeLink__172_39537446201"/>SKILL LEVEL <text:span text:style-name="T21">2</text:span>:<text:bookmark-end text:name="__DdeLink__186_3953744620"/><text:bookmark-end text:name="__DdeLink__170_39537446201"/></text:p>
      <text:p text:style-name="P5"><text:bookmark-start text:name="__DdeLink__4_10515361321"/>INPUTS: </text:p>
      <text:p text:style-name="P10"><text:bookmark-start text:name="__DdeLink__191_3953744620"/>X = ? //ITEM PRICE</text:p>
      <text:p text:style-name="P10">V = 12% //<text:bookmark-start text:name="__DdeLink__6_10515361321"/>VA<text:span text:style-name="T5">LUE ADDED </text:span>T<text:span text:style-name="T5">AX (VAT)</text:span><text:bookmark-end text:name="__DdeLink__6_10515361321"/></text:p>
      <text:p text:style-name="P15"><text:span text:style-name="T9">Q</text:span><text:span text:style-name="T8"> = 364 //ITEM PRICE WITH VAT</text:span><text:bookmark-end text:name="__DdeLink__191_3953744620"/></text:p>
      <text:p text:style-name="P10"/>
      <text:p text:style-name="P15"><text:span text:style-name="T7">TANONG</text:span><text:span text:style-name="T6">: </text:span><text:bookmark-start text:name="__DdeLink__194_3953744620"/><text:span text:style-name="T6">WHAT IS ITEM PRICE </text:span><text:span text:style-name="T8">WITHOUT VAT</text:span><text:span text:style-name="T6">?</text:span><text:bookmark-end text:name="__DdeLink__194_3953744620"/></text:p>
      <text:p text:style-name="P15"><text:span text:style-name="T7">SAGOT</text:span><text:span text:style-name="T6">:</text:span><text:bookmark-end text:name="__DdeLink__4_10515361321"/></text:p>
      <text:p text:style-name="P10"/>
      <text:p text:style-name="P8"/>
      <text:p text:style-name="P8"/>
      <text:p text:style-name="P8"/>
      <text:p text:style-name="P8"/>
      <text:p text:style-name="P32"><text:span text:style-name="T2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pan text:style-name="T20">A</text:span><text:bookmark-start text:name="__DdeLink__172_39537446202"/><text:bookmark-start text:name="__DdeLink__178_39537446201"/><text:span text:style-name="T20">LGEBRA </text:span><text:bookmark-start text:name="__DdeLink__170_39537446202"/><text:bookmark-end text:name="__DdeLink__172_39537446202"/><text:span text:style-name="T19">SKILL LEVEL 1:</text:span><text:bookmark-end text:name="__DdeLink__170_39537446202"/></text:p>
      <text:p text:style-name="P26"><text:bookmark-start text:name="__DdeLink__4_10515361322"/>INPUTS: </text:p>
      <text:p text:style-name="P37">X = 250 //ITEM PRICE</text:p>
      <text:p text:style-name="P37">V = 12% //<text:bookmark-start text:name="__DdeLink__6_10515361322"/>VA<text:span text:style-name="T5">LUE ADDED </text:span>T<text:span text:style-name="T5">AX (VAT)</text:span><text:bookmark-end text:name="__DdeLink__6_10515361322"/></text:p>
      <text:p text:style-name="P40">Q = ? //ITEM PRICE WITH VAT</text:p>
      <text:p text:style-name="P40"/>
      <text:p text:style-name="P42"><text:span text:style-name="T7">TANONG</text:span><text:span text:style-name="T6">: WHAT IS ITEM PRICE WITH VAT?</text:span></text:p>
      <text:p text:style-name="P42"><text:span text:style-name="T7">SAGOT</text:span><text:span text:style-name="T6">:</text:span><text:bookmark-end text:name="__DdeLink__4_10515361322"/></text:p>
      <text:p text:style-name="P37"><text:bookmark-end text:name="__DdeLink__178_3953744620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41"><text:span text:style-name="T23"/></text:p>
      <text:p text:style-name="P37"/>
      <text:p text:style-name="P37"><text:bookmark-start text:name="__DdeLink__196_39537446201"/>-----<text:bookmark-end text:name="__DdeLink__196_39537446201"/></text:p>
      <text:p text:style-name="P27"><text:bookmark-start text:name="__DdeLink__172_395374462011"/><text:span text:style-name="T20">ALGEBRA </text:span><text:bookmark-start text:name="__DdeLink__170_395374462011"/><text:bookmark-end text:name="__DdeLink__172_395374462011"/><text:span text:style-name="T19">SKILL LEVEL </text:span><text:span text:style-name="T21">2</text:span><text:span text:style-name="T19">:</text:span><text:bookmark-end text:name="__DdeLink__170_395374462011"/></text:p>
      <text:p text:style-name="P28">INPUTS: </text:p>
      <text:p text:style-name="P38">X = ? //ITEM PRICE</text:p>
      <text:p text:style-name="P38">V = 12% //<text:bookmark-start text:name="__DdeLink__6_105153613211"/>VA<text:span text:style-name="T5">LUE ADDED </text:span>T<text:span text:style-name="T5">AX (VAT)</text:span><text:bookmark-end text:name="__DdeLink__6_105153613211"/></text:p>
      <text:p text:style-name="P38"><text:span text:style-name="T22">Q</text:span><text:span text:style-name="T21"> = 364 //ITEM PRICE WITH VAT</text:span></text:p>
      <text:p text:style-name="P39"/>
      <text:p text:style-name="P43"><text:span text:style-name="T7">TANONG</text:span><text:span text:style-name="T6">: WHAT IS ITEM PRICE </text:span><text:span text:style-name="T8">WITHOUT VAT</text:span><text:span text:style-name="T6">?</text:span></text:p>
      <text:p text:style-name="P44"><text:span text:style-name="T7">SAGOT</text:span><text:span text:style-name="T6">:</text:span></text:p>
      <text:p text:style-name="P39"/>
      <text:p text:style-name="P36"/>
      <text:p text:style-name="P9"/>
      <text:p text:style-name="P9"/>
      <text:p text:style-name="P9"/>
      <text:p text:style-name="P21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333ca9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20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dc:date>2020-11-20T09:41:07.501613175</dc:date>
    <meta:editing-duration>PT1H4M31S</meta:editing-duration>
    <meta:editing-cycles>40</meta:editing-cycles>
    <meta:generator>LibreOffice/6.4.6.2$Linux_X86_64 LibreOffice_project/40$Build-2</meta:generator>
    <meta:print-date>2020-11-20T09:38:29.013505080</meta:print-date>
    <meta:document-statistic meta:table-count="0" meta:image-count="0" meta:object-count="0" meta:page-count="1" meta:paragraph-count="36" meta:word-count="162" meta:character-count="834" meta:non-whitespace-character-count="704"/>
  </office:meta>
</office:document-meta>
</file>